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2" draw:text-style-name="P3" draw:layer="layout" svg:width="1.524cm" svg:height="1.397cm" svg:x="5.106cm" svg:y="4.6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2" draw:text-style-name="P3" draw:layer="layout" svg:width="1.524cm" svg:height="1.397cm" svg:x="2.807cm" svg:y="7.08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08cm" svg:y="9.78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09cm" svg:y="9.7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7.608cm" svg:y="7.089cm">
          <text:p text:style-name="P2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3" draw:text-style-name="P4" draw:layer="layout" svg:width="1.524cm" svg:height="1.397cm" svg:x="14.807cm" svg:y="4.68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08cm" svg:y="7.0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09cm" svg:y="7.08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1T15:57:32.288210293</dc:date>
    <meta:editing-duration>PT17H10M10S</meta:editing-duration>
    <meta:editing-cycles>25</meta:editing-cycles>
    <meta:generator>LibreOffice/6.0.7.3$Linux_X86_64 LibreOffice_project/00m0$Build-3</meta:generator>
    <meta:document-statistic meta:object-count="17"/>
  </office:meta>
</office:document-meta>
</file>